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hitietlop"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</table:table>
      <table:table table:name="chucvu">
        <table:table-row>
          <table:table-cell office:value-type="float" office:value="1">
            <text:p>1</text:p>
          </table:table-cell>
          <table:table-cell office:value-type="string">
            <text:p>Tổ Trưởn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Giáo Viên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ọc Sinh</text:p>
          </table:table-cell>
        </table:table-row>
      </table:table>
      <table:table table:name="de"/>
      <table:table table:name="giaovien">
        <table:table-row>
          <table:table-cell office:value-type="float" office:value="1">
            <text:p>1</text:p>
          </table:table-cell>
          <table:table-cell office:value-type="string">
            <text:p>Lê Thị Sự</text:p>
          </table:table-cell>
          <table:table-cell office:value-type="string">
            <text:p>Image/df_user.png</text:p>
          </table:table-cell>
          <table:table-cell office:value-type="date" office:date-value="1978-10-10" table:style-name="DateCell">
            <text:p>1978-10-10</text:p>
          </table:table-cell>
          <table:table-cell office:value-type="string">
            <text:p>Lê Thị Sự</text:p>
          </table:table-cell>
          <table:table-cell office:value-type="string">
            <text:p>2512394512</text:p>
          </table:table-cell>
          <table:table-cell office:value-type="string">
            <text:p>ltsu.c3hhtap@khanhhoa.edu.v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db9caf79e1c79f239411a52fc06b405</text:p>
          </table:table-cell>
        </table:table-row>
      </table:table>
      <table:table table:name="hocsinh">
        <table:table-row>
          <table:table-cell office:value-type="float" office:value="1">
            <text:p>1</text:p>
          </table:table-cell>
          <table:table-cell office:value-type="string">
            <text:p>Nguyễn Thị Thu Trang</text:p>
          </table:table-cell>
          <table:table-cell office:value-type="string">
            <text:p>Image/df_user.png</text:p>
          </table:table-cell>
          <table:table-cell office:value-type="float" office:value="3">
            <text:p>3</text:p>
          </table:table-cell>
          <table:table-cell office:value-type="date" office:date-value="2010-02-07" table:style-name="DateCell">
            <text:p>2010-02-07</text:p>
          </table:table-cell>
          <table:table-cell office:value-type="string">
            <text:p>12 Nguyễn Thị Định, Phước Long, Nha Trang, Khánh Hòa</text:p>
          </table:table-cell>
          <table:table-cell office:value-type="string">
            <text:p>trangne1108@gmail.com</text:p>
          </table:table-cell>
          <table:table-cell office:value-type="string">
            <text:p>0367788212</text:p>
          </table:table-cell>
          <table:table-cell office:value-type="string">
            <text:p>0</text:p>
          </table:table-cell>
          <table:table-cell office:value-type="string">
            <text:p>595acc41c61b30a5b8b044c4ad2e24b4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guyễn Trần Hoàng Hà</text:p>
          </table:table-cell>
          <table:table-cell office:value-type="string">
            <text:p>Image/df_user.png</text:p>
          </table:table-cell>
          <table:table-cell office:value-type="float" office:value="3">
            <text:p>3</text:p>
          </table:table-cell>
          <table:table-cell office:value-type="date" office:date-value="2010-05-07" table:style-name="DateCell">
            <text:p>2010-05-07</text:p>
          </table:table-cell>
          <table:table-cell office:value-type="string">
            <text:p>34 Phạm Ngũ Lão, Vĩnh Hòa, Nha Trang Khánh Hòa</text:p>
          </table:table-cell>
          <table:table-cell office:value-type="string">
            <text:p>doyouknowdoyouhaveqs@gmail.com</text:p>
          </table:table-cell>
          <table:table-cell office:value-type="string">
            <text:p>0778234231</text:p>
          </table:table-cell>
          <table:table-cell office:value-type="string">
            <text:p>0</text:p>
          </table:table-cell>
          <table:table-cell office:value-type="string">
            <text:p>16cd071d41be22b25cc7a6f896baaa4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Phạm Mai Nha Bảo</text:p>
          </table:table-cell>
          <table:table-cell office:value-type="string">
            <text:p>Image/df_user.png</text:p>
          </table:table-cell>
          <table:table-cell office:value-type="float" office:value="3">
            <text:p>3</text:p>
          </table:table-cell>
          <table:table-cell office:value-type="date" office:date-value="2009-04-26" table:style-name="DateCell">
            <text:p>2009-04-26</text:p>
          </table:table-cell>
          <table:table-cell office:value-type="string">
            <text:p>56 Dãy A, Khu Đô Thị Lê Hồng Phong, Nha Trang, Khánh Hòa</text:p>
          </table:table-cell>
          <table:table-cell office:value-type="string">
            <text:p>nhabaonhabao704@gmai.com</text:p>
          </table:table-cell>
          <table:table-cell office:value-type="string">
            <text:p>0823123456</text:p>
          </table:table-cell>
          <table:table-cell office:value-type="string">
            <text:p>0</text:p>
          </table:table-cell>
          <table:table-cell office:value-type="string">
            <text:p>4cd2c5a360c86bc7c7f38a3b4087cafb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hạm Minh Thành</text:p>
          </table:table-cell>
          <table:table-cell office:value-type="string">
            <text:p>Image/df_user.png</text:p>
          </table:table-cell>
          <table:table-cell office:value-type="float" office:value="3">
            <text:p>3</text:p>
          </table:table-cell>
          <table:table-cell office:value-type="date" office:date-value="2010-01-04" table:style-name="DateCell">
            <text:p>2010-01-04</text:p>
          </table:table-cell>
          <table:table-cell office:value-type="string">
            <text:p>160/3 Vĩnh Thạnh, Nha Trang, Khánh hòa</text:p>
          </table:table-cell>
          <table:table-cell office:value-type="string">
            <text:p>buiminhthanh01@gmail.com</text:p>
          </table:table-cell>
          <table:table-cell office:value-type="string">
            <text:p>0345465145</text:p>
          </table:table-cell>
          <table:table-cell office:value-type="string">
            <text:p>1</text:p>
          </table:table-cell>
          <table:table-cell office:value-type="string">
            <text:p>87c1339d0adb69efd9d0707572e90623</text:p>
          </table:table-cell>
        </table:table-row>
      </table:table>
      <table:table table:name="khoi">
        <table:table-row>
          <table:table-cell office:value-type="float" office:value="1">
            <text:p>1</text:p>
          </table:table-cell>
          <table:table-cell office:value-type="string">
            <text:p>Khối 6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Khối 7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Khối 8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Khối 9</text:p>
          </table:table-cell>
        </table:table-row>
      </table:table>
      <table:table table:name="lop">
        <table:table-row>
          <table:table-cell office:value-type="float" office:value="1">
            <text:p>1</text:p>
          </table:table-cell>
          <table:table-cell office:value-type="string">
            <text:p>6/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6/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7/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</table:table>
      <table:table table:name="lopdamnhan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monhoc">
        <table:table-row>
          <table:table-cell office:value-type="float" office:value="1">
            <text:p>1</text:p>
          </table:table-cell>
          <table:table-cell office:value-type="string">
            <text:p>Toá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Lý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óa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Văn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ử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Địa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iếng Anh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Tin Học</text:p>
          </table:table-cell>
        </table:table-row>
      </table:table>
      <table:table table:name="ngạnhangcauhoitracnghiem">
        <table:table-row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rong khu vực Đông Nam Á , tính đến năm 2002, dân số nước ta đứng vào hàng thứ mấy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</table:table>
      <table:table table:name="thanhpho">
        <table:table-row>
          <table:table-cell office:value-type="float" office:value="1">
            <text:p>1</text:p>
          </table:table-cell>
          <table:table-cell office:value-type="string">
            <text:p>Hồ Chí Minh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Khánh Hòa</text:p>
          </table:table-cell>
        </table:table-row>
      </table:table>
      <table:table table:name="truong">
        <table:table-row>
          <table:table-cell office:value-type="float" office:value="2">
            <text:p>2</text:p>
          </table:table-cell>
          <table:table-cell office:value-type="string">
            <text:p>Võ Thị Sáu</text:p>
          </table:table-cell>
          <table:table-cell office:value-type="string">
            <text:p>16 Phước Long, Nha Trang, Khánh Hòa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2-04-12T01:35:13</meta:creation-date>
  </office:meta>
</office:document-meta>
</file>